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PVariableResolver.NOPVariableResolver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VariableResolver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VariableResolver.unescape( String 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